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01cm" svg:height="1.717cm" svg:x="2.172cm" svg:y="0.94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2.59cm" svg:y1="2.245cm" svg:x2="2.387cm" svg:y2="2.448cm">
          <text:p/>
        </draw:line>
        <draw:line draw:style-name="gr2" draw:text-style-name="P1" draw:layer="layout" svg:x1="2.59cm" svg:y1="2.245cm" svg:x2="2.59cm" svg:y2="1.899cm">
          <text:p/>
        </draw:line>
        <draw:line draw:style-name="gr2" draw:text-style-name="P1" draw:layer="layout" svg:x1="2.593cm" svg:y1="2.245cm" svg:x2="2.915cm" svg:y2="2.245cm">
          <text:p/>
        </draw:line>
        <draw:frame draw:style-name="gr3" draw:layer="layout" svg:width="0.594cm" svg:height="0.532cm" svg:x="1.897cm" svg:y="2.70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93cm" svg:height="0.532cm" svg:x="2.8cm" svg:y="1.65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56cm" svg:height="0.533cm" svg:x="2.103cm" svg:y="1.36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2.6cm" svg:y1="0.965cm" svg:x2="2.59cm" svg:y2="2.255cm">
          <text:p/>
        </draw:line>
        <draw:line draw:style-name="gr4" draw:text-style-name="P1" draw:layer="layout" svg:x1="2.59cm" svg:y1="2.235cm" svg:x2="2.174cm" svg:y2="2.651cm">
          <text:p/>
        </draw:line>
        <draw:line draw:style-name="gr2" draw:text-style-name="P1" draw:layer="layout" svg:x1="6.086cm" svg:y1="1.788cm" svg:x2="7.623cm" svg:y2="1.794cm">
          <text:p/>
        </draw:line>
        <draw:frame draw:style-name="gr3" draw:layer="layout" svg:width="0.506cm" svg:height="0.469cm" svg:x="5.283cm" svg:y="0.9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3.448cm" svg:height="1.353cm" svg:x="5.137cm" svg:y="0.264cm">
          <draw:text-box>
            <text:p text:style-name="P2"><text:span text:style-name="T1">دائیں جانب کی سمت میں</text:span></text:p>
            <text:p text:style-name="P2"><text:span text:style-name="T1"><text:s/>چار نیوٹن کی طاقت</text:span></text:p>
          </draw:text-box>
        </draw:frame>
        <draw:frame draw:style-name="gr3" draw:layer="layout" svg:width="1.408cm" svg:height="0.53cm" svg:x="5.963cm" svg:y="2.3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129cm" svg:height="0.469cm" svg:x="5.953cm" svg:y="1.8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779cm" svg:height="0.53cm" svg:x="5.938cm" svg:y="2.9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1" draw:layer="layout" svg:x1="3.962cm" svg:y1="2.235cm" svg:x2="4.513cm" svg:y2="2.236cm">
          <text:p/>
        </draw:line>
        <draw:line draw:style-name="gr6" draw:text-style-name="P1" draw:layer="layout" svg:x1="2.6cm" svg:y1="0.935cm" svg:x2="2.6cm" svg:y2="0.589cm">
          <text:p/>
        </draw:line>
        <draw:line draw:style-name="gr6" draw:text-style-name="P1" draw:layer="layout" svg:x1="2.164cm" svg:y1="2.661cm" svg:x2="1.544cm" svg:y2="3.291cm">
          <text:p/>
        </draw:line>
        <draw:frame draw:style-name="gr3" draw:layer="layout" svg:width="0.424cm" svg:height="0.466cm" svg:x="1.171cm" svg:y="3.1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43cm" svg:height="0.466cm" svg:x="4.413cm" svg:y="1.9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398cm" svg:height="0.466cm" svg:x="2.325cm" svg:y="0.13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2.593cm" svg:y1="2.245cm" svg:x2="3.972cm" svg:y2="2.2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a</math:mi>
              <math:mi>F</math:mi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hat {a_F}=bold hat {a_{y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F</math:mi>
      </math:mrow>
    </math:mstyle>
    <math:annotation math:encoding="StarMath 5.0">bold 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n>4</math:mn>
    </math:mrow>
    <math:annotation math:encoding="StarMath 5.0">F = 4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i>F</math:mi>
      </math:mrow>
      <math:mrow>
        <math:mstyle math:fontweight="bold">
          <math:mrow>
            <math:mover math:accent="true">
              <math:msub>
                <math:mi>a</math:mi>
                <math:mi>F</math:mi>
              </math:msub>
              <math:mo math:stretchy="false">ˆ</math:mo>
            </math:mover>
          </math:mrow>
        </math:mstyle>
        <math:mo math:stretchy="false">=</math:mo>
        <math:mn>4</math:mn>
      </math:mrow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F = F bold hat {a_F} = 4 bold hat {a_{y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{a_{x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{a_{y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{a_{z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